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693cm"/>
    </style:style>
    <style:style style:name="Tabella1.G" style:family="table-column">
      <style:table-column-properties style:column-width="3.307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4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4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4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' if element.is_pipe or fabric_text else '%.4f' % simulated_unit&gt;</text:placeholder></text:span><text:span text:style-name="T43"> </text:span><text:placeholder text:placeholder-type="text">&lt;('%10.4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3:03.615961144</dc:date>
    <meta:editing-duration>P7DT21H3M55S</meta:editing-duration>
    <meta:editing-cycles>88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